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amosar todos os datos de todos os xogadores </text:p>
      <text:p text:style-name="Standard">2) amosar codigo, nome e salario de todos os xogadores</text:p>
      <text:p text:style-name="Standard">3) amosar codigo, nome e salario dos xogadores que cobren mais de 1000</text:p>
      <text:p text:style-name="Standard">4) amosar codigo, nome e salario dos xogadores que cobren 1000 ou mais</text:p>
      <text:p text:style-name="Standard">5) amosar codigo, nome e salario dos xogadores que cobren entre 1000 e 1350 ambolos sous valores incluidos </text:p>
      <text:p text:style-name="Standard">6) amosar codigo, nome e salario dos xogadores do equipo 'e1' que cobren entre 1000 e 1350 ambolos dous valores incluidos </text:p>
      <text:p text:style-name="Standard">7) amosar codigo, nome e salario dos xogadores do equipo 'e1'</text:p>
      <text:p text:style-name="Standard"/>
      <text:p text:style-name="Standard">Algunhas funcions <text:s/>de agregacion: sum, avg, count </text:p>
      <text:p text:style-name="Standard"/>
      <text:p text:style-name="Standard">8) amosar a suma dos salarios de todos os xogadores</text:p>
      <text:p text:style-name="Standard">9)amosar a suma dos salarios dos xogadores do equipo 'e2'</text:p>
      <text:p text:style-name="Standard">10)amosar a suma dos salarios dos xogadores do equipo 'e1'</text:p>
      <text:p text:style-name="Standard"/>
      <text:p text:style-name="Standard">11) amosar o valor medio dos salario de todos os xogadores</text:p>
      <text:p text:style-name="Standard">12)amosar o valor medio dos salarios dos xogadores do equipo 'e2'</text:p>
      <text:p text:style-name="Standard">13)amosar o valor medio dos salarios dos xogadores do equipo 'e1'</text:p>
      <text:p text:style-name="Standard"/>
      <text:p text:style-name="Standard">14) amosar cantos xogadores hai </text:p>
      <text:p text:style-name="Standard">15) amosar cantos xogadores hai no equipo 'e2'</text:p>
      <text:p text:style-name="Standard">16) amosar cantos xogadores hai no equipo 'e1'</text:p>
      <text:p text:style-name="Standard">17)amosar o valor medio dos salarios dos xogadores do equipo 'e2' sen usar avg (usando sum e count)</text:p>
      <text:p text:style-name="Standard">18)amosar o valor medio dos salarios dos xogadores do equipo 'e1' sen usar avg (usando sum e count)</text:p>
      <text:p text:style-name="Standard"/>
      <text:p text:style-name="Standard"/>
      <text:p text:style-name="Standard"/>
      <text:p text:style-name="Standard">consultas con nulos </text:p>
      <text:p text:style-name="Standard"/>
      <text:p text:style-name="Standard">19) amosar codigo e <text:s/>nome dos xogadores con salario nulo</text:p>
      <text:p text:style-name="Standard">20) amosar codigo e nome dos xogadores con salario ( ou o que  o mesmo : con salario non nulo)</text:p>
      <text:p text:style-name="Standard">21) amosar o valor medio dos salarios dos xogadores do equipo 'e2' tendo en conta os salarios nulos </text:p>
      <text:p text:style-name="Standard">22) amosar o valor medio dos salarios dos xogadores do equipo 'e1' tendo en conta os salarios nulos </text:p>
      <text:p text:style-name="Standard">23) amosar o valor medio dos salarios de todos os xogadores tendo en conta os salarios nulos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9:17:58.625919091</meta:creation-date>
    <dc:date>2023-10-23T19:18:27.744910696</dc:date>
    <meta:editing-duration>PT29S</meta:editing-duration>
    <meta:editing-cycles>1</meta:editing-cycles>
    <meta:document-statistic meta:table-count="0" meta:image-count="0" meta:object-count="0" meta:page-count="1" meta:paragraph-count="25" meta:word-count="309" meta:character-count="1721" meta:non-whitespace-character-count="1426"/>
    <meta:generator>LibreOffice/7.3.7.2$Linux_X86_64 LibreOffice_project/30$Build-2</meta:generator>
  </office:meta>
</office:document-meta>
</file>